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1.658cm"/>
    </style:style>
    <style:style style:name="co11" style:family="table-column">
      <style:table-column-properties fo:break-before="auto" style:column-width="0.448cm"/>
    </style:style>
    <style:style style:name="co12" style:family="table-column">
      <style:table-column-properties fo:break-before="auto" style:column-width="2.646cm"/>
    </style:style>
    <style:style style:name="co1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112cm"/>
    </style:style>
    <style:style style:name="co6" style:family="table-column">
      <style:table-column-properties fo:break-before="auto" style:column-width="2.731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2.071cm"/>
    </style:style>
    <style:style style:name="co16" style:family="table-column">
      <style:table-column-properties fo:break-before="auto" style:column-width="0.295cm"/>
    </style:style>
    <style:style style:name="co17" style:family="table-column">
      <style:table-column-properties fo:break-before="auto" style:column-width="0.672cm"/>
    </style:style>
    <style:style style:name="co18" style:family="table-column">
      <style:table-column-properties fo:break-before="auto" style:column-width="0.942cm"/>
    </style:style>
    <style:style style:name="co19" style:family="table-column">
      <style:table-column-properties fo:break-before="auto" style:column-width="0.492cm"/>
    </style:style>
    <style:style style:name="co20" style:family="table-column">
      <style:table-column-properties fo:break-before="auto" style:column-width="2.582cm"/>
    </style:style>
    <style:style style:name="ro1" style:family="table-row">
      <style:table-row-properties style:row-height="0.496cm" fo:break-before="auto" style:use-optimal-row-height="true"/>
    </style:style>
    <style:style style:name="ro19" style:family="table-row">
      <style:table-row-properties style:row-height="2.117cm" fo:break-before="auto" style:use-optimal-row-height="false"/>
    </style:style>
    <style:style style:name="ro20" style:family="table-row">
      <style:table-row-properties style:row-height="2.471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21" style:family="table-row">
      <style:table-row-properties style:row-height="0.704cm" fo:break-before="auto" style:use-optimal-row-height="false"/>
    </style:style>
    <style:style style:name="ro22" style:family="table-row">
      <style:table-row-properties style:row-height="2.062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23" style:family="table-row">
      <style:table-row-properties style:row-height="2.499cm" fo:break-before="auto" style:use-optimal-row-height="false"/>
    </style:style>
    <style:style style:name="ro24" style:family="table-row">
      <style:table-row-properties style:row-height="4.782cm" fo:break-before="auto" style:use-optimal-row-height="false"/>
    </style:style>
    <style:style style:name="ro25" style:family="table-row">
      <style:table-row-properties style:row-height="4.168cm" fo:break-before="auto" style:use-optimal-row-height="false"/>
    </style:style>
    <style:style style:name="ro26" style:family="table-row">
      <style:table-row-properties style:row-height="2.82cm" fo:break-before="auto" style:use-optimal-row-height="false"/>
    </style:style>
    <style:style style:name="ro27" style:family="table-row">
      <style:table-row-properties style:row-height="0.833cm" fo:break-before="auto" style:use-optimal-row-height="false"/>
    </style:style>
    <style:style style:name="ro28" style:family="table-row">
      <style:table-row-properties style:row-height="1.797cm" fo:break-before="auto" style:use-optimal-row-height="false"/>
    </style:style>
    <style:style style:name="ro29" style:family="table-row">
      <style:table-row-properties style:row-height="3.29cm" fo:break-before="auto" style:use-optimal-row-height="false"/>
    </style:style>
    <style:style style:name="ro30" style:family="table-row">
      <style:table-row-properties style:row-height="0.437cm" fo:break-before="page" style:use-optimal-row-height="false"/>
    </style:style>
    <style:style style:name="ro31" style:family="table-row">
      <style:table-row-properties style:row-height="3.552cm" fo:break-before="auto" style:use-optimal-row-height="false"/>
    </style:style>
    <style:style style:name="ro32" style:family="table-row">
      <style:table-row-properties style:row-height="3.027cm" fo:break-before="auto" style:use-optimal-row-height="false"/>
    </style:style>
    <style:style style:name="ro33" style:family="table-row">
      <style:table-row-properties style:row-height="3.239cm" fo:break-before="auto" style:use-optimal-row-height="false"/>
    </style:style>
    <style:style style:name="ro34" style:family="table-row">
      <style:table-row-properties style:row-height="3.159cm" fo:break-before="auto" style:use-optimal-row-height="false"/>
    </style:style>
    <style:style style:name="ro35" style:family="table-row">
      <style:table-row-properties style:row-height="4.124cm" fo:break-before="auto" style:use-optimal-row-height="false"/>
    </style:style>
    <style:style style:name="ro36" style:family="table-row">
      <style:table-row-properties style:row-height="2.291cm" fo:break-before="auto" style:use-optimal-row-height="false"/>
    </style:style>
    <style:style style:name="ro37" style:family="table-row">
      <style:table-row-properties style:row-height="1.942cm" fo:break-before="auto" style:use-optimal-row-height="false"/>
    </style:style>
    <style:style style:name="ro12" style:family="table-row">
      <style:table-row-properties style:row-height="0.487cm" fo:break-before="auto" style:use-optimal-row-height="false"/>
    </style:style>
    <style:style style:name="ro13" style:family="table-row">
      <style:table-row-properties style:row-height="0.085cm" fo:break-before="auto" style:use-optimal-row-height="false"/>
    </style:style>
    <style:style style:name="ro14" style:family="table-row">
      <style:table-row-properties style:row-height="0.884cm" fo:break-before="auto" style:use-optimal-row-height="false"/>
    </style:style>
    <style:style style:name="ro15" style:family="table-row">
      <style:table-row-properties style:row-height="1.413cm" fo:break-before="auto" style:use-optimal-row-height="false"/>
    </style:style>
    <style:style style:name="ro16" style:family="table-row">
      <style:table-row-properties style:row-height="1.233cm" fo:break-before="auto" style:use-optimal-row-height="false"/>
    </style:style>
    <style:style style:name="ro43" style:family="table-row">
      <style:table-row-properties style:row-height="0.437cm" fo:break-before="auto" style:use-optimal-row-height="false"/>
    </style:style>
    <style:style style:name="ro44" style:family="table-row">
      <style:table-row-properties style:row-height="0.393cm" fo:break-before="auto" style:use-optimal-row-height="false"/>
    </style:style>
    <style:style style:name="ro45" style:family="table-row">
      <style:table-row-properties style:row-height="0.605cm" fo:break-before="auto" style:use-optimal-row-height="false"/>
    </style:style>
    <style:style style:name="ro46" style:family="table-row">
      <style:table-row-properties style:row-height="0.263cm" fo:break-before="auto" style:use-optimal-row-height="false"/>
    </style:style>
    <style:style style:name="ro47" style:family="table-row">
      <style:table-row-properties style:row-height="0.5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ff0000" style:font-name="Calibri" fo:font-size="14pt" style:font-name-asian="Calibri" style:font-size-asian="14pt" style:font-name-complex="Calibri" style:font-size-complex="14pt"/>
    </style:style>
    <style:style style:name="ce21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2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23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4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25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3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7" style:family="table-cell" style:parent-style-name="Excel_20_Built-in_20_Normal" style:data-style-name="N8000">
      <style:table-cell-properties fo:background-color="transparent" fo:border="0.002cm solid #000000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4pt" style:font-name-asian="Calibri" style:font-size-asian="14pt" style:font-name-complex="Calibri" style:font-size-complex="14pt"/>
    </style:style>
    <style:style style:name="ce9" style:family="table-cell" style:parent-style-name="Default" style:data-style-name="N0">
      <style:table-cell-properties fo:background-color="transparent" fo:border="0.002cm solid #000000"/>
    </style:style>
    <style:style style:name="ce15" style:family="table-cell" style:parent-style-name="Excel_20_Built-in_20_Normal" style:data-style-name="N8000">
      <style:table-cell-properties style:text-align-source="fix" style:repeat-content="false" fo:background-color="transparent" fo:border="0.018cm solid #000000" style:vertical-align="middle"/>
      <style:paragraph-properties fo:text-align="center"/>
      <style:text-properties fo:color="#ff0000" style:font-name="Calibri" fo:font-size="8pt" style:font-name-asian="Calibri" style:font-size-asian="8pt" style:font-name-complex="Calibri" style:font-size-complex="8pt"/>
    </style:style>
    <style:style style:name="ce16" style:family="table-cell" style:parent-style-name="Excel_20_Built-in_20_Normal" style:data-style-name="N8000">
      <style:table-cell-properties fo:background-color="transparent" fo:border="0.018cm solid #000000" style:vertical-align="automatic"/>
      <style:text-properties style:font-name="Calibri" fo:font-size="8pt" style:font-name-asian="Calibri" style:font-size-asian="8pt" style:font-name-complex="Calibri" style:font-size-complex="8pt"/>
    </style:style>
    <style:style style:name="ce17" style:family="table-cell" style:parent-style-name="Excel_20_Built-in_20_Normal" style:data-style-name="N8000">
      <style:table-cell-properties style:text-align-source="fix" style:repeat-content="false" fo:background-color="transparent" fo:border="0.018cm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18cm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18cm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Excel_20_Built-in_20_Normal" style:data-style-name="N8000">
      <style:table-cell-properties style:text-align-source="fix" style:repeat-content="false" fo:background-color="transparent" fo:border="0.018cm solid #000000" style:vertical-align="middle"/>
      <style:paragraph-properties fo:text-align="center" fo:margin-left="0cm"/>
      <style:text-properties style:font-name="Calibri" fo:font-size="8pt" style:font-name-asian="Calibri" style:font-size-asian="8pt" style:font-name-complex="Calibri" style:font-size-complex="8pt"/>
    </style:style>
    <style:style style:name="ce26" style:family="table-cell" style:parent-style-name="Excel_20_Built-in_20_Normal" style:data-style-name="N8000">
      <style:table-cell-properties style:text-align-source="fix" style:repeat-content="false" fo:background-color="transparent" fo:wrap-option="wrap" fo:border="0.018cm solid #000000" style:vertical-align="middle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0.018cm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Calibri" fo:font-size="11pt" fo:font-style="italic" fo:text-shadow="none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LASSI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10" table:number-columns-repeated="2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13" table:default-cell-style-name="ce1"/>
        <table:table-column table:style-name="co1" table:number-columns-repeated="1010" table:default-cell-style-name="ce1"/>
        <table:table-column table:style-name="co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2">
            <text:p>ENTITÀ</text:p>
          </table:table-cell>
          <table:covered-table-cell table:number-columns-repeated="2"/>
          <table:table-cell table:style-name="ce2" office:value-type="string" table:number-columns-spanned="3" table:number-rows-spanned="2">
            <text:p>DESCRIZIONE</text:p>
          </table:table-cell>
          <table:covered-table-cell table:number-columns-repeated="2"/>
          <table:table-cell table:style-name="ce2" office:value-type="string" table:number-columns-spanned="3" table:number-rows-spanned="2">
            <text:p>ATTRIBUTI</text:p>
          </table:table-cell>
          <table:covered-table-cell table:number-columns-repeated="2"/>
          <table:table-cell table:style-name="ce2" office:value-type="string" table:number-columns-spanned="3" table:number-rows-spanned="2">
            <text:p>IDENTIFICATORE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9">
          <table:table-cell/>
          <table:table-cell table:style-name="ce21" office:value-type="string" table:number-columns-spanned="3" table:number-rows-spanned="3">
            <text:p>TURN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Momento in cui i giocatori</text:p>
            <text:p>possono effettuare azioni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Turno<text:span text:style-name="T1">(</text:span><text:span text:style-name="T6">INT</text:span><text:span text:style-name="T1">): chiave di identificazione del turno. </text:span>Giro<text:span text:style-name="T1">(</text:span><text:span text:style-name="T6">INT</text:span><text:span text:style-name="T1">): momento in cui il singolo giocatore può effettuare azioni. </text:span>idGiocatore<text:span text:style-name="T1">(</text:span><text:span text:style-name="T6">INT</text:span><text:span text:style-name="T1">): chiave che identifica il giocatore. </text:span>idPartita<text:span text:style-name="T1">(</text:span><text:span text:style-name="T6">INT</text:span><text:span text:style-name="T1">): chiave che identifica la partita in cui viene effettuato il turn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Turno</text:p>
          </table:table-cell>
          <table:covered-table-cell table:number-columns-repeated="2" table:style-name="ce22"/>
          <table:table-cell table:number-columns-repeated="1011"/>
        </table:table-row>
        <table:table-row table:style-name="ro19">
          <table:table-cell/>
          <table:covered-table-cell table:number-columns-repeated="12" table:style-name="ce22"/>
          <table:table-cell table:number-columns-repeated="1011"/>
        </table:table-row>
        <table:table-row table:style-name="ro19">
          <table:table-cell/>
          <table:covered-table-cell table:number-columns-repeated="12" table:style-name="ce22"/>
          <table:table-cell table:number-columns-repeated="1011"/>
        </table:table-row>
        <table:table-row table:style-name="ro20">
          <table:table-cell/>
          <table:table-cell table:style-name="ce21" office:value-type="string" table:number-columns-spanned="3" table:number-rows-spanned="3">
            <text:p>SCAMB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Azione di gioco in cui i giocatori</text:p>
            <text:p>barattano le proprie risorse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cambio<text:span text:style-name="T1">(</text:span><text:span text:style-name="T6">INT</text:span><text:span text:style-name="T1">): chiave identificativa dello scambio. <text:s/></text:span>idScambioPorto<text:span text:style-name="T1">(</text:span><text:span text:style-name="T6">INT</text:span><text:span text:style-name="T1">): chiave che indica la specializzazione "scambio porto" dello scambio effettuato.</text:span></text:p>
            <text:p>idScambioGioco<text:span text:style-name="T1">(</text:span><text:span text:style-name="T6">INT</text:span><text:span text:style-name="T1">): chiave che indica la specializzazione "scambio gioco" dello scambio effettuato. </text:span>idTurno<text:span text:style-name="T1">(</text:span><text:span text:style-name="T6">INT</text:span><text:span text:style-name="T1">): chiave che identifica il turno in cui viene effettuato lo scambio.</text:span> idScambioGiocatore<text:span text:style-name="T1">(</text:span><text:span text:style-name="T6">INT</text:span><text:span text:style-name="T1">): chiave che identifica la specializzazione "scambio giocatore" dello scambio effettuat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cambio</text:p>
          </table:table-cell>
          <table:covered-table-cell table:number-columns-repeated="2" table:style-name="ce22"/>
          <table:table-cell table:number-columns-repeated="1011"/>
        </table:table-row>
        <table:table-row table:style-name="ro20">
          <table:table-cell/>
          <table:covered-table-cell table:number-columns-repeated="12" table:style-name="ce22"/>
          <table:table-cell table:number-columns-repeated="1011"/>
        </table:table-row>
        <table:table-row table:style-name="ro20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table-cell table:style-name="ce21" office:value-type="string" table:number-columns-spanned="3" table:number-rows-spanned="3">
            <text:p>SCAMBIPORTO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Tipo di scambio effettuato</text:p>
            <text:p>in un port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cambioPorto<text:span text:style-name="T1">(</text:span><text:span text:style-name="T6">INT</text:span><text:span text:style-name="T1">): chiave che identifica lo scambio di tipo porto effettuato.</text:span></text:p>
            <text:p><text:span text:style-name="T1"><text:s/></text:span>idEsagonoPorto<text:span text:style-name="T1">(</text:span><text:span text:style-name="T6">INT</text:span><text:span text:style-name="T1">): chiave che identifica l'esagono porto in cui viene effettuato lo scambio port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cambioPorto</text:p>
          </table:table-cell>
          <table:covered-table-cell table:number-columns-repeated="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table-cell table:style-name="ce21" office:value-type="string" table:number-columns-spanned="3" table:number-rows-spanned="3">
            <text:p>SCAMBIGIOCO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i scambi effettuati con il gioc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cambioGioco<text:span text:style-name="T1">(</text:span><text:span text:style-name="T6">INT</text:span><text:span text:style-name="T1">):chiave che identifica</text:span></text:p>
            <text:p><text:span text:style-name="T1">lo scambio di tipo porto effettuat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cambioGioco</text:p>
          </table:table-cell>
          <table:covered-table-cell table:number-columns-repeated="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22">
          <table:table-cell/>
          <table:table-cell table:style-name="ce21" office:value-type="string" table:number-columns-spanned="3" table:number-rows-spanned="3">
            <text:p>SCAMBIGIOCATOR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Tipo di scambio effettuato con un altro giocatore della partita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cambioGiocatore<text:span text:style-name="T1">(</text:span><text:span text:style-name="T6">INT</text:span><text:span text:style-name="T1">): chiave che identifica lo scambio di tipo porto effettuato.</text:span></text:p>
            <text:p>idGiocatore<text:span text:style-name="T1">(</text:span><text:span text:style-name="T6">INT</text:span><text:span text:style-name="T1">): chiave che identifica il giocatore coinvolto nello scambio di tipo giocatore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cambioGiocatore</text:p>
          </table:table-cell>
          <table:covered-table-cell table:number-columns-repeated="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table-cell table:style-name="ce21" office:value-type="string" table:number-columns-spanned="3" table:number-rows-spanned="3">
            <text:p>CARTE</text:p>
          </table:table-cell>
          <table:covered-table-cell table:number-columns-repeated="2" table:style-name="ce22"/>
          <table:table-cell table:style-name="ce21" office:value-type="string" table:number-columns-spanned="3" table:number-rows-spanned="3">
            <text:p>Materiale di gioc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arta<text:span text:style-name="T1">(</text:span><text:span text:style-name="T6">INT</text:span><text:span text:style-name="T1">): chiave che identifica una carta del gioco. </text:span>idCartaRisorsa<text:span text:style-name="T1">(</text:span><text:span text:style-name="T6">INT</text:span><text:span text:style-name="T1">): chiave che indica la specializzazione "risorse" della carta.</text:span></text:p>
            <text:p>idCartaSviluppo<text:span text:style-name="T1">(</text:span><text:span text:style-name="T6">INT</text:span><text:span text:style-name="T1">): chiave che idica la specializzazione "sviluppo" della carta. </text:span>idGiocatore<text:span text:style-name="T1">(</text:span><text:span text:style-name="T6">INT</text:span><text:span text:style-name="T1">): indica il giocatore possessore della determinata carta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arta</text:p>
          </table:table-cell>
          <table:covered-table-cell table:number-columns-repeated="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table-cell table:style-name="ce21" office:value-type="string" table:number-columns-spanned="3" table:number-rows-spanned="3">
            <text:p>CARTERISORSA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Tipi di carte che rappresentano</text:p>
            <text:p>le risorse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artaRisorsa<text:span text:style-name="T1">(</text:span><text:span text:style-name="T6">INT</text:span><text:span text:style-name="T1">): chiave che identifica la carta di tipo risorsa. <text:s/></text:span></text:p>
            <text:p>Tipo<text:span text:style-name="T1">(</text:span><text:span text:style-name="T6">VARCHAR</text:span><text:span text:style-name="T1">): indica la tipologia della carta risorsa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artaRisorsa</text:p>
          </table:table-cell>
          <table:covered-table-cell table:number-columns-repeated="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19">
          <table:table-cell/>
          <table:table-cell table:style-name="ce21" office:value-type="string" table:number-columns-spanned="3" table:number-rows-spanned="3">
            <text:p>CARTESVILUPPO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Tipo di carte che permettono</text:p>
            <text:p>di fare delle azioni di gioc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artaSviluppo<text:span text:style-name="T1">(</text:span><text:span text:style-name="T6">INT</text:span><text:span text:style-name="T1">): chiave che identifica la carta di tipo sviluppo. </text:span>idCartaProgresso<text:span text:style-name="T1">(</text:span><text:span text:style-name="T6">INT</text:span><text:span text:style-name="T1">): chiave che indica la specializzazione "progresso" della carta.</text:span></text:p>
            <text:p>idCartaPuntoVittoria<text:span text:style-name="T1">(</text:span><text:span text:style-name="T6">INT</text:span><text:span text:style-name="T1">): chiave che indica la specializzazione "punto vittoria" della carta.</text:span></text:p>
            <text:p>idCartaCavaliere<text:span text:style-name="T1">(</text:span><text:span text:style-name="T6">INT</text:span><text:span text:style-name="T1">): chiave che indica la specializzazione "cavaliere" della carta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artaSviluppo</text:p>
          </table:table-cell>
          <table:covered-table-cell table:number-columns-repeated="2" table:style-name="ce22"/>
          <table:table-cell table:number-columns-repeated="1011"/>
        </table:table-row>
        <table:table-row table:style-name="ro19">
          <table:table-cell/>
          <table:covered-table-cell table:number-columns-repeated="12" table:style-name="ce22"/>
          <table:table-cell table:number-columns-repeated="1011"/>
        </table:table-row>
        <table:table-row table:style-name="ro19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table-cell table:style-name="ce21" office:value-type="string" table:number-columns-spanned="3" table:number-rows-spanned="3">
            <text:p>CARTEPROGRESSO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Tipo di carte che permettono</text:p>
            <text:p>ai giocatori di progredire nel gioc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artaProgresso<text:span text:style-name="T1">(</text:span><text:span text:style-name="T6">INT</text:span><text:span text:style-name="T1">): chiave che identifica</text:span></text:p>
            <text:p><text:span text:style-name="T1">la carta di tipo progress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artaProgresso</text:p>
          </table:table-cell>
          <table:covered-table-cell table:number-columns-repeated="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table-cell table:style-name="ce21" office:value-type="string" table:number-columns-spanned="3" table:number-rows-spanned="3">
            <text:p>CARTEPUNTOVITTORIA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Tipi di carte che rappresentano</text:p>
            <text:p>i punti da accumulare per vincere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artaPuntoVittoria<text:span text:style-name="T1">(</text:span><text:span text:style-name="T6">INT</text:span><text:span text:style-name="T1">): chiave che identifica</text:span></text:p>
            <text:p><text:span text:style-name="T1">la carta di tipo punto vittoria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artaPuntoVittoria</text:p>
          </table:table-cell>
          <table:covered-table-cell table:number-columns-repeated="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table-cell table:style-name="ce21" office:value-type="string" table:number-columns-spanned="3" table:number-rows-spanned="3">
            <text:p>CARTACAVALIER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Tipi di carte che rappresentano</text:p>
            <text:p>i cavalieri del gioc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artaCavaliere<text:span text:style-name="T1">(</text:span><text:span text:style-name="T6">INT</text:span><text:span text:style-name="T1">): chiave che indentifica</text:span></text:p>
            <text:p><text:span text:style-name="T1">la carta di tipo cavaliere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artaCavaliere</text:p>
          </table:table-cell>
          <table:covered-table-cell table:number-columns-repeated="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table-cell table:style-name="ce21" office:value-type="string" table:number-columns-spanned="3" table:number-rows-spanned="3">
            <text:p>CARTETURNI</text:p>
          </table:table-cell>
          <table:covered-table-cell table:number-columns-repeated="2" table:style-name="ce22"/>
          <table:table-cell table:style-name="ce21" office:value-type="string" table:number-columns-spanned="3" table:number-rows-spanned="3">
            <text:p>Elenco di carte presenti in un turn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artaTurno<text:span text:style-name="T1">(</text:span><text:span text:style-name="T6">INT</text:span><text:span text:style-name="T1">): chiave che identifica</text:span></text:p>
            <text:p><text:span text:style-name="T1">l'elenco di carte presenti in determinati turni.</text:span></text:p>
            <text:p>idTurno<text:span text:style-name="T1">(</text:span><text:span text:style-name="T6">INT</text:span><text:span text:style-name="T1">): chiave che identifica il turno in cui sono presenti determinate carte. <text:s/></text:span>idCarta<text:span text:style-name="T1">(</text:span><text:span text:style-name="T6">INT</text:span><text:span text:style-name="T1">): chiave che identifica la carta presente in un determinato turn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artaTurno</text:p>
          </table:table-cell>
          <table:covered-table-cell table:number-columns-repeated="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table-cell table:style-name="ce21" office:value-type="string" table:number-columns-spanned="3" table:number-rows-spanned="3">
            <text:p>LANCIDAD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Dadi lanciati dai giocatori</text:p>
            <text:p>all'inizio del proprio turn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LancioDadi<text:span text:style-name="T1">(</text:span><text:span text:style-name="T6">INT</text:span><text:span text:style-name="T1">): chiave che identifica il lancio di dati effettuato in un determinato giro di un determinato turno.</text:span></text:p>
            <text:p>Dado_uno<text:span text:style-name="T1">(</text:span><text:span text:style-name="T6">INT</text:span><text:span text:style-name="T1">): valore uscito dal primo dei due dadi lanciati. </text:span>Dado_due<text:span text:style-name="T1">(</text:span><text:span text:style-name="T6">INT</text:span><text:span text:style-name="T1">): valore uscito dal secondo dei due dadi lanciati. </text:span>idTurno<text:span text:style-name="T1">(</text:span><text:span text:style-name="T6">INT</text:span><text:span text:style-name="T1">): chiave del turno in cui viene effettuato il lancio dei dadi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LancioDadi</text:p>
          </table:table-cell>
          <table:covered-table-cell table:number-columns-repeated="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23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table-cell table:style-name="ce21" office:value-type="string" table:number-columns-spanned="3" table:number-rows-spanned="3">
            <text:p>CITTACOLONI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menti di gioco che rappresentano</text:p>
            <text:p>i possedimenti di un giocatore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ittàColonia<text:span text:style-name="T1">(</text:span><text:span text:style-name="T6">INT</text:span><text:span text:style-name="T1">): chiave che identifica la colonia o città posseduta da un giocatore in una partita. </text:span>idVertice<text:span text:style-name="T1">(</text:span><text:span text:style-name="T6">INT</text:span><text:span text:style-name="T1">): chiave che indica il vertice della mappa su cui è presente la città/colonia. </text:span>aggiornataDalTurno<text:span text:style-name="T1">(</text:span><text:span text:style-name="T6">INT</text:span><text:span text:style-name="T1">): è un dato che indica in quale turno è avvenuto il passaggio da colonia a città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ittàColonia</text:p>
          </table:table-cell>
          <table:covered-table-cell table:number-columns-repeated="2" table:style-name="ce22"/>
          <table:table-cell table:number-columns-repeated="1011"/>
        </table:table-row>
        <table:table-row table:style-name="ro22">
          <table:table-cell/>
          <table:covered-table-cell table:number-columns-repeated="12" table:style-name="ce22"/>
          <table:table-cell table:number-columns-repeated="1011"/>
        </table:table-row>
        <table:table-row table:style-name="ro24">
          <table:table-cell/>
          <table:covered-table-cell table:number-columns-repeated="12" table:style-name="ce22"/>
          <table:table-cell table:number-columns-repeated="1011"/>
        </table:table-row>
        <table:table-row table:style-name="ro21" table:visibility="collapse">
          <table:table-cell/>
          <table:table-cell table:style-name="ce21" office:value-type="string" table:number-columns-spanned="3" table:number-rows-spanned="3">
            <text:p>CITTÀ</text:p>
          </table:table-cell>
          <table:covered-table-cell table:number-columns-repeated="2" table:style-name="ce22"/>
          <table:table-cell table:style-name="ce21" office:value-type="string" table:number-columns-spanned="3" table:number-rows-spanned="3">
            <text:p>Sviluppo di una colonia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ittà<text:span text:style-name="T1">(</text:span><text:span text:style-name="T6">INT</text:span><text:span text:style-name="T1">): chiave che identifica il possedimento</text:span></text:p>
            <text:p><text:span text:style-name="T1">di un giocatore di tipo città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ittà</text:p>
          </table:table-cell>
          <table:covered-table-cell table:number-columns-repeated="2" table:style-name="ce22"/>
          <table:table-cell table:number-columns-repeated="1011"/>
        </table:table-row>
        <table:table-row table:style-name="ro21" table:visibility="collapse">
          <table:table-cell/>
          <table:covered-table-cell table:number-columns-repeated="12" table:style-name="ce22"/>
          <table:table-cell table:number-columns-repeated="1011"/>
        </table:table-row>
        <table:table-row table:style-name="ro21" table:visibility="collapse">
          <table:table-cell/>
          <table:covered-table-cell table:number-columns-repeated="12" table:style-name="ce22"/>
          <table:table-cell table:number-columns-repeated="1011"/>
        </table:table-row>
        <table:table-row table:style-name="ro21" table:visibility="collapse">
          <table:table-cell/>
          <table:table-cell table:style-name="ce21" office:value-type="string" table:number-columns-spanned="3" table:number-rows-spanned="3">
            <text:p>COLONI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Tipi di possedimenti primitivi</text:p>
            <text:p><text:s/>di un giocatore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olonia<text:span text:style-name="T1">(</text:span><text:span text:style-name="T6">INT</text:span><text:span text:style-name="T1">): chiave che identifica il possedimento</text:span></text:p>
            <text:p><text:span text:style-name="T1">di un giocatore di tipo colonia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olonia</text:p>
          </table:table-cell>
          <table:covered-table-cell table:number-columns-repeated="2" table:style-name="ce22"/>
          <table:table-cell table:number-columns-repeated="1011"/>
        </table:table-row>
        <table:table-row table:style-name="ro21" table:visibility="collapse">
          <table:table-cell/>
          <table:covered-table-cell table:number-columns-repeated="12" table:style-name="ce22"/>
          <table:table-cell table:number-columns-repeated="1011"/>
        </table:table-row>
        <table:table-row table:style-name="ro21" table:visibility="collapse">
          <table:table-cell/>
          <table:covered-table-cell table:number-columns-repeated="12" table:style-name="ce22"/>
          <table:table-cell table:number-columns-repeated="1011"/>
        </table:table-row>
        <table:table-row table:style-name="ro25">
          <table:table-cell/>
          <table:table-cell table:style-name="ce21" office:value-type="string" table:number-columns-spanned="3" table:number-rows-spanned="3">
            <text:p>STRAD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mento di gioco che collega</text:p>
            <text:p>i possidementi dei giocatori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trada<text:span text:style-name="T1">(</text:span><text:span text:style-name="T6">INT</text:span><text:span text:style-name="T1">): chiave che identifica la strada posseduta da un giocatore in una partita. </text:span>idCittàColoniaPrec<text:span text:style-name="T1">(</text:span><text:span text:style-name="T6">INT</text:span><text:span text:style-name="T1">): chiave che identifica la città/colonia posta precedentemente alla strada identificata con la chiave primaria.</text:span></text:p>
            <text:p>idLato<text:span text:style-name="T1">(</text:span><text:span text:style-name="T6">INT</text:span><text:span text:style-name="T1">): chiave che identifica il lato di un esagono della mappa su cui giace la strada. </text:span>idCittàColoniaSucc<text:span text:style-name="T1">(</text:span><text:span text:style-name="T6">INT</text:span><text:span text:style-name="T1">): chiave che identifica il possedimento città/colonia di un giocatore posto successivamente alla strada identificata con la chiave primaria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trada</text:p>
          </table:table-cell>
          <table:covered-table-cell table:number-columns-repeated="2" table:style-name="ce22"/>
          <table:table-cell table:number-columns-repeated="1011"/>
        </table:table-row>
        <table:table-row table:style-name="ro26">
          <table:table-cell/>
          <table:covered-table-cell table:number-columns-repeated="12" table:style-name="ce22"/>
          <table:table-cell table:number-columns-repeated="1011"/>
        </table:table-row>
        <table:table-row table:style-name="ro27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table-cell table:style-name="ce21" office:value-type="string" table:number-columns-spanned="3" table:number-rows-spanned="3">
            <text:p>BRIGANT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mento di gioco che blocca</text:p>
            <text:p>la creazione di risorse di un territori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Brigante<text:span text:style-name="T1">(</text:span><text:span text:style-name="T6">INT</text:span><text:span text:style-name="T1">): chiave che identifica il brigante di una partita.</text:span></text:p>
            <text:p>idEsagono<text:span text:style-name="T1">(</text:span><text:span text:style-name="T6">INT</text:span><text:span text:style-name="T1">): chiave che identifica l'esagono su cui è posto il brigante. </text:span>idTurno<text:span text:style-name="T1">(</text:span><text:span text:style-name="T6">INT</text:span><text:span text:style-name="T1">): chiave che indica il turno in cui è presente il brigante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Brigante</text:p>
          </table:table-cell>
          <table:covered-table-cell table:number-columns-repeated="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table-cell table:style-name="ce21" office:value-type="string" table:number-columns-spanned="3" table:number-rows-spanned="3">
            <text:p>GIOCATOR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Persone che prendono parte</text:p>
            <text:p><text:s/>a sessioni di gioc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Giocatore<text:span text:style-name="T1">(</text:span><text:span text:style-name="T6">INT</text:span><text:span text:style-name="T1">): chiave che identifica la persona</text:span></text:p>
            <text:p><text:span text:style-name="T1">che partecipa alle sessioni di gioco. </text:span>Età<text:span text:style-name="T1">(</text:span><text:span text:style-name="T6">INT</text:span><text:span text:style-name="T1">): valore che indica l'età del giocatore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Giocatore</text:p>
          </table:table-cell>
          <table:covered-table-cell table:number-columns-repeated="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28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table-cell table:style-name="ce21" office:value-type="string" table:number-columns-spanned="3" table:number-rows-spanned="3">
            <text:p>PARTIT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Sessioni di gioco in cui</text:p>
            <text:p>i giocatori si sfidan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Partita<text:span text:style-name="T1">(</text:span><text:span text:style-name="T6">INT</text:span><text:span text:style-name="T1">): chiave che indica</text:span></text:p>
            <text:p><text:span text:style-name="T1">una sessione di gioco. </text:span>Data<text:span text:style-name="T1">(</text:span><text:span text:style-name="T6">DATE</text:span><text:span text:style-name="T1">): indica il giorno in cui si compie la partita. </text:span>Durata<text:span text:style-name="T1">(</text:span><text:span text:style-name="T6">INT</text:span><text:span text:style-name="T1">): indica la lunghezza in termini di minuti della partita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Partita</text:p>
          </table:table-cell>
          <table:covered-table-cell table:number-columns-repeated="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29">
          <table:table-cell/>
          <table:covered-table-cell table:number-columns-repeated="12" table:style-name="ce22"/>
          <table:table-cell table:number-columns-repeated="1011"/>
        </table:table-row>
        <table:table-row table:style-name="ro30">
          <table:table-cell/>
          <table:table-cell table:style-name="ce21" office:value-type="string" table:number-columns-spanned="3" table:number-rows-spanned="3">
            <text:p>ESAGON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Pezzi che compongono</text:p>
            <text:p>la mappa di gioc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Esagono<text:span text:style-name="T1">(</text:span><text:span text:style-name="T6">INT</text:span><text:span text:style-name="T1">): chiave che identifica uno degli esagoni che compongono la mappa di gioco. </text:span>Posizione<text:span text:style-name="T1">(</text:span><text:span text:style-name="T6">INT</text:span><text:span text:style-name="T1">): valore che indica il posizionamento del determinato esagono nella mappa di gioco.</text:span></text:p>
            <text:p>idEsagonoMare<text:span text:style-name="T1">(</text:span><text:span text:style-name="T6">INT</text:span><text:span text:style-name="T1">): chiave che indentifica la specializzazione di tipo "mare" dell'esagono. </text:span>idEsagonoTerreno<text:span text:style-name="T1">(</text:span><text:span text:style-name="T6">INT</text:span><text:span text:style-name="T1">): chiave che indentifica la specializzazione di tipo "terreno" dell'esagono.</text:span></text:p>
            <text:p>idPartita<text:span text:style-name="T1">(</text:span><text:span text:style-name="T6">INT</text:span><text:span text:style-name="T1">): chiave che identifica la partita in cui è presente l'esagon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Esagono</text:p>
          </table:table-cell>
          <table:covered-table-cell table:number-columns-repeated="2" table:style-name="ce22"/>
          <table:table-cell table:number-columns-repeated="1011"/>
        </table:table-row>
        <table:table-row table:style-name="ro31">
          <table:table-cell/>
          <table:covered-table-cell table:number-columns-repeated="12" table:style-name="ce22"/>
          <table:table-cell table:number-columns-repeated="1011"/>
        </table:table-row>
        <table:table-row table:style-name="ro32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table-cell table:style-name="ce21" office:value-type="string" table:number-columns-spanned="3" table:number-rows-spanned="3">
            <text:p>ESAGONITERRENO</text:p>
          </table:table-cell>
          <table:covered-table-cell table:number-columns-repeated="2" table:style-name="ce22"/>
          <table:table-cell table:style-name="ce21" office:value-type="string" table:number-columns-spanned="3" table:number-rows-spanned="3">
            <text:p>Esagoni di tipo "Terreno"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EsagonoTerreno<text:span text:style-name="T1">(</text:span><text:span text:style-name="T6">INT</text:span><text:span text:style-name="T1">): chiave che identifica</text:span></text:p>
            <text:p><text:span text:style-name="T1">l'esagono di tipo terreno. </text:span>Tipo<text:span text:style-name="T1">(</text:span><text:span text:style-name="T6">VARCHAR</text:span><text:span text:style-name="T1">): indica la tipologia dell'esagono di tipo terreno. </text:span>Numero<text:span text:style-name="T1">(INT): <text:s/>numero che rappresenta la frequenza con cui 'uscirà' quella risorsa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EsagonoTerreno</text:p>
          </table:table-cell>
          <table:covered-table-cell table:number-columns-repeated="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33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table-cell table:style-name="ce21" office:value-type="string" table:number-columns-spanned="3" table:number-rows-spanned="3">
            <text:p>ESAGONIMARE</text:p>
          </table:table-cell>
          <table:covered-table-cell table:number-columns-repeated="2" table:style-name="ce22"/>
          <table:table-cell table:style-name="ce21" office:value-type="string" table:number-columns-spanned="3" table:number-rows-spanned="3">
            <text:p>Esagoni di tipo "Mare"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EsagonoMare<text:span text:style-name="T1">(</text:span><text:span text:style-name="T6">INT</text:span><text:span text:style-name="T1">): chiave che identifica l'esagono di tipo mare. </text:span>idEsagonoPorto<text:span text:style-name="T1">(</text:span><text:span text:style-name="T6">INT</text:span><text:span text:style-name="T1">): chiave che identifica la specializzazione di tipo "porto" dell'esagono mare.</text:span></text:p>
            <text:p>idEsagonoMareAperto<text:span text:style-name="T1">(</text:span><text:span text:style-name="T6">INT</text:span><text:span text:style-name="T1">): chiave che identifica la specializzazione di tipo "mare aperto" dell'esagono mare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EsagonoMare</text:p>
          </table:table-cell>
          <table:covered-table-cell table:number-columns-repeated="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table-cell table:style-name="ce21" office:value-type="string" table:number-columns-spanned="3" table:number-rows-spanned="3">
            <text:p>ESAGONIMAREAPERTO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sagoni di tipo "Mare" che</text:p>
            <text:p>non contengono un port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EsagonoMareAperto<text:span text:style-name="T1">(</text:span><text:span text:style-name="T6">INT</text:span><text:span text:style-name="T1">): chiave che</text:span></text:p>
            <text:p><text:span text:style-name="T1">identifica l'esagono di tipo mare apert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EsagonoMareAperto</text:p>
          </table:table-cell>
          <table:covered-table-cell table:number-columns-repeated="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21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table-cell table:style-name="ce21" office:value-type="string" table:number-columns-spanned="3" table:number-rows-spanned="3">
            <text:p>ESAGONIPORTO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sagoni di tipo "Mare" che contengono un port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EsagonoPorto<text:span text:style-name="T1">(</text:span><text:span text:style-name="T6">INT</text:span><text:span text:style-name="T1">): chiave che identifica l'esagono di tipo porto. </text:span>RapportoScambio<text:span text:style-name="T1">(</text:span><text:span text:style-name="T6">INT</text:span><text:span text:style-name="T1">): valore che indica il rapporto che un giocatore deve rispettare per effettuare uno scambio al porto.</text:span></text:p>
            <text:p>Specializzazione<text:span text:style-name="T1">(</text:span><text:span text:style-name="T6">VARCHAR</text:span><text:span text:style-name="T1">): indica il tipo di materiale che il giocatore può recuperare dallo scambio con il port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EsagonoPorto</text:p>
          </table:table-cell>
          <table:covered-table-cell table:number-columns-repeated="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34">
          <table:table-cell/>
          <table:covered-table-cell table:number-columns-repeated="12" table:style-name="ce22"/>
          <table:table-cell table:number-columns-repeated="1011"/>
        </table:table-row>
        <table:table-row table:style-name="ro4" table:visibility="collapse">
          <table:table-cell/>
          <table:table-cell table:style-name="ce21" office:value-type="string" table:number-columns-spanned="3" table:number-rows-spanned="3">
            <text:p>STRADEESAGONI???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i strade appartenenti ad</text:p>
            <text:p>un determinato esagon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tradaEsagono<text:span text:style-name="T1">(</text:span><text:span text:style-name="T6">INT</text:span><text:span text:style-name="T1">): chiave che identifica</text:span></text:p>
            <text:p><text:span text:style-name="T1">la relazione del numero di strade presenti in un usagono.</text:span> idStrada<text:span text:style-name="T1">(</text:span><text:span text:style-name="T6">INT</text:span><text:span text:style-name="T1">): chiave che identifica la strada presenti in un determinato esagono. </text:span>idEsagono<text:span text:style-name="T1">(</text:span><text:span text:style-name="T6">INT</text:span><text:span text:style-name="T1">): chiave che identifica l'esagono in cui sono presenti le strade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tradaEsagono</text:p>
          </table:table-cell>
          <table:covered-table-cell table:number-columns-repeated="2" table:style-name="ce22"/>
          <table:table-cell table:number-columns-repeated="1011"/>
        </table:table-row>
        <table:table-row table:style-name="ro4" table:visibility="collapse">
          <table:table-cell/>
          <table:covered-table-cell table:number-columns-repeated="12" table:style-name="ce22"/>
          <table:table-cell table:number-columns-repeated="1011"/>
        </table:table-row>
        <table:table-row table:style-name="ro35">
          <table:table-cell/>
          <table:covered-table-cell table:number-columns-repeated="12" table:style-name="ce22"/>
          <table:table-cell table:number-columns-repeated="1011"/>
        </table:table-row>
        <table:table-row table:style-name="ro20">
          <table:table-cell/>
          <table:table-cell table:style-name="ce21" office:value-type="string" table:number-columns-spanned="3" table:number-rows-spanned="3">
            <text:p>GIOCATORIPARTIT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ei giocatori che partecipano</text:p>
            <text:p>alle partite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GiocatorePartita<text:span text:style-name="T1">(</text:span><text:span text:style-name="T6">INT</text:span><text:span text:style-name="T1">): chiave che</text:span></text:p>
            <text:p><text:span text:style-name="T1">identifica la relazione di un giocatore presente in una determinata partita. </text:span>Nickname<text:span text:style-name="T1">(</text:span><text:span text:style-name="T6">VARCHAR</text:span><text:span text:style-name="T1">): soprannome del giocatore. </text:span>idGiocatore<text:span text:style-name="T1">(</text:span><text:span text:style-name="T6">INT</text:span><text:span text:style-name="T1">): chiave che identifica il giocatore che compie partite. </text:span>idPartita<text:span text:style-name="T1">(</text:span><text:span text:style-name="T6">INT</text:span><text:span text:style-name="T1">): chiave che identifica la partita partecipata dai giocatori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GiocatorePartita</text:p>
          </table:table-cell>
          <table:covered-table-cell table:number-columns-repeated="2" table:style-name="ce22"/>
          <table:table-cell table:number-columns-repeated="1011"/>
        </table:table-row>
        <table:table-row table:style-name="ro20">
          <table:table-cell/>
          <table:covered-table-cell table:number-columns-repeated="12" table:style-name="ce22"/>
          <table:table-cell table:number-columns-repeated="1011"/>
        </table:table-row>
        <table:table-row table:style-name="ro20">
          <table:table-cell/>
          <table:covered-table-cell table:number-columns-repeated="12" table:style-name="ce22"/>
          <table:table-cell table:number-columns-repeated="1011"/>
        </table:table-row>
        <table:table-row table:style-name="ro36" table:visibility="collapse">
          <table:table-cell/>
          <table:table-cell table:style-name="ce21" office:value-type="string" table:number-columns-spanned="3" table:number-rows-spanned="3">
            <text:p>CITTÀCOLONIEESAGONI???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i colonie/città che</text:p>
            <text:p>sono presenti in determinati esagoni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CittàColoniaEsagono<text:span text:style-name="T1">(</text:span><text:span text:style-name="T6">INT</text:span><text:span text:style-name="T1">): chiave che</text:span></text:p>
            <text:p><text:span text:style-name="T1"><text:s/></text:span><text:span text:style-name="T1">identifica la relazione del numero di città presenti in un determinato esagono. </text:span>idCittàColonia<text:span text:style-name="T1">(</text:span><text:span text:style-name="T6">INT</text:span><text:span text:style-name="T1">): chiave che identifica le colonie/città presenti in un determinato esagono. </text:span>idEsagono<text:span text:style-name="T1">(</text:span><text:span text:style-name="T6">INT</text:span><text:span text:style-name="T1">): chiave che identifica l'esagono in cui si trova la colonia/città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CittàColoniaEsagono</text:p>
          </table:table-cell>
          <table:covered-table-cell table:number-columns-repeated="2" table:style-name="ce22"/>
          <table:table-cell table:number-columns-repeated="1011"/>
        </table:table-row>
        <table:table-row table:style-name="ro36" table:visibility="collapse">
          <table:table-cell/>
          <table:covered-table-cell table:number-columns-repeated="12" table:style-name="ce22"/>
          <table:table-cell table:number-columns-repeated="1011"/>
        </table:table-row>
        <table:table-row table:style-name="ro36" table:visibility="collapse">
          <table:table-cell/>
          <table:covered-table-cell table:number-columns-repeated="12" table:style-name="ce22"/>
          <table:table-cell table:number-columns-repeated="1011"/>
        </table:table-row>
        <table:table-row table:style-name="ro36">
          <table:table-cell/>
          <table:table-cell table:style-name="ce21" office:value-type="string" table:number-columns-spanned="3" table:number-rows-spanned="3">
            <text:p>TURNICITTACOLONI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i colonie/città presenti in</text:p>
            <text:p>determinati turni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TurnoCittàColonia<text:span text:style-name="T1">(</text:span><text:span text:style-name="T6">INT</text:span><text:span text:style-name="T1">): chiave che</text:span></text:p>
            <text:p><text:span text:style-name="T1"><text:s/></text:span><text:span text:style-name="T1">identifica la relazione in cui esiste una colonia/città in un tuno.</text:span> idTurno<text:span text:style-name="T1">(</text:span><text:span text:style-name="T6">INT</text:span><text:span text:style-name="T1">): chiave che identifica i turni in cui la colonia/città è presente. </text:span>idCittàColonia<text:span text:style-name="T1">(</text:span><text:span text:style-name="T6">INT</text:span><text:span text:style-name="T1">): chiave che identifica la colonia/città presente in determinati turni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TurnoCittàColonie</text:p>
          </table:table-cell>
          <table:covered-table-cell table:number-columns-repeated="2" table:style-name="ce22"/>
          <table:table-cell table:number-columns-repeated="1011"/>
        </table:table-row>
        <table:table-row table:style-name="ro36">
          <table:table-cell/>
          <table:covered-table-cell table:number-columns-repeated="12" table:style-name="ce22"/>
          <table:table-cell table:number-columns-repeated="1011"/>
        </table:table-row>
        <table:table-row table:style-name="ro36">
          <table:table-cell/>
          <table:covered-table-cell table:number-columns-repeated="12" table:style-name="ce22"/>
          <table:table-cell table:number-columns-repeated="1011"/>
        </table:table-row>
        <table:table-row table:style-name="ro19">
          <table:table-cell/>
          <table:table-cell table:style-name="ce21" office:value-type="string" table:number-columns-spanned="3" table:number-rows-spanned="3">
            <text:p>STRADETURN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i strade presenti in</text:p>
            <text:p>determinati turni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tradaTurno<text:span text:style-name="T1">(</text:span><text:span text:style-name="T6">INT</text:span><text:span text:style-name="T1">): chiave che identifica</text:span></text:p>
            <text:p><text:span text:style-name="T1">la relazione in cui la strada è presente in un determinato turno.</text:span> idTurno<text:span text:style-name="T1">(</text:span><text:span text:style-name="T6">INT</text:span><text:span text:style-name="T1">): chiave che identifica il turno in cui è presente una determinata strada.</text:span> idStrada<text:span text:style-name="T1">(</text:span><text:span text:style-name="T6">INT</text:span><text:span text:style-name="T1">): chiave che identifica la strada presente in determinati turni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tradaTurno</text:p>
          </table:table-cell>
          <table:covered-table-cell table:number-columns-repeated="2" table:style-name="ce22"/>
          <table:table-cell table:number-columns-repeated="1011"/>
        </table:table-row>
        <table:table-row table:style-name="ro19">
          <table:table-cell/>
          <table:covered-table-cell table:number-columns-repeated="12" table:style-name="ce22"/>
          <table:table-cell table:number-columns-repeated="1011"/>
        </table:table-row>
        <table:table-row table:style-name="ro19">
          <table:table-cell/>
          <table:covered-table-cell table:number-columns-repeated="12" table:style-name="ce22"/>
          <table:table-cell table:number-columns-repeated="1011"/>
        </table:table-row>
        <table:table-row table:style-name="ro36">
          <table:table-cell/>
          <table:table-cell table:style-name="ce21" office:value-type="string" table:number-columns-spanned="3" table:number-rows-spanned="3">
            <text:p>SCAMBIOCARTERISORSEDAT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i carte di tipo risorsa date</text:p>
            <text:p>da un giocatore in uno scambi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cambioCartaRisorsaData<text:span text:style-name="T1">(</text:span><text:span text:style-name="T6">INT</text:span><text:span text:style-name="T1">): chiave che</text:span></text:p>
            <text:p><text:span text:style-name="T1"><text:s/></text:span><text:span text:style-name="T1">identifica la relazione del numero di carte di tipo risorsa date ad un determinato giocatore.</text:span> idCartaRisorsa<text:span text:style-name="T1">(</text:span><text:span text:style-name="T6">INT</text:span><text:span text:style-name="T1">): chiave che identifica la carta data ad un giocatore. </text:span>idScambio<text:span text:style-name="T1">(</text:span><text:span text:style-name="T6">INT</text:span><text:span text:style-name="T1">): chiave che identifica lo scambio in cui le carte sono state date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cambioCartaRisorsaData</text:p>
          </table:table-cell>
          <table:covered-table-cell table:number-columns-repeated="2" table:style-name="ce22"/>
          <table:table-cell table:number-columns-repeated="1011"/>
        </table:table-row>
        <table:table-row table:style-name="ro36">
          <table:table-cell/>
          <table:covered-table-cell table:number-columns-repeated="12" table:style-name="ce22"/>
          <table:table-cell table:number-columns-repeated="1011"/>
        </table:table-row>
        <table:table-row table:style-name="ro36">
          <table:table-cell/>
          <table:covered-table-cell table:number-columns-repeated="12" table:style-name="ce22"/>
          <table:table-cell table:number-columns-repeated="1011"/>
        </table:table-row>
        <table:table-row table:style-name="ro19">
          <table:table-cell/>
          <table:table-cell table:style-name="ce21" office:value-type="string" table:number-columns-spanned="3" table:number-rows-spanned="3">
            <text:p>SCAMBIOCARTERISORSERICEVUT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i carte di tipo risorsa ricevute</text:p>
            <text:p>da un giocatore in uno scambi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cambioCartaRisorsaRicevuta<text:span text:style-name="T1">(</text:span><text:span text:style-name="T6">INT</text:span><text:span text:style-name="T1">): chiave</text:span></text:p>
            <text:p><text:span text:style-name="T1">che identifica la relazione del numero di carte di tipo risorsa ricevute da un giocatore. </text:span>idCartaRisorsa<text:span text:style-name="T1">(</text:span><text:span text:style-name="T6">INT</text:span><text:span text:style-name="T1">): chiave che identifica la carta ricevuta da un determinato giocatore in uno scambio. </text:span>idScambio<text:span text:style-name="T1">(</text:span><text:span text:style-name="T6">INT</text:span><text:span text:style-name="T1">): chiave che identifica lo scambio in cui il giocatore riceve le carte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cambioCartaRisorsaRicevuta</text:p>
          </table:table-cell>
          <table:covered-table-cell table:number-columns-repeated="2" table:style-name="ce22"/>
          <table:table-cell table:number-columns-repeated="1011"/>
        </table:table-row>
        <table:table-row table:style-name="ro19">
          <table:table-cell/>
          <table:covered-table-cell table:number-columns-repeated="12" table:style-name="ce22"/>
          <table:table-cell table:number-columns-repeated="1011"/>
        </table:table-row>
        <table:table-row table:style-name="ro19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table-cell table:style-name="ce21" office:value-type="string" table:number-columns-spanned="3" table:number-rows-spanned="3">
            <text:p>VERTIC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ei vertici che formano gli esagoni della mappa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Vertice<text:span text:style-name="T1">(</text:span><text:span text:style-name="T6">INT</text:span><text:span text:style-name="T1">): chiave che indica</text:span></text:p>
            <text:p><text:span text:style-name="T1">il vertice di un determinato esagono della mappa. </text:span>Posizione<text:span text:style-name="T1">(</text:span><text:span text:style-name="T6">INT</text:span><text:span text:style-name="T1">): indica la posizione in cui si trova il determinato vertice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Vertice</text:p>
          </table:table-cell>
          <table:covered-table-cell table:number-columns-repeated="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table-cell table:style-name="ce21" office:value-type="string" table:number-columns-spanned="3" table:number-rows-spanned="3">
            <text:p>LAT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ei lati che formano gli esagoni della mappa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Lato<text:span text:style-name="T1">(</text:span><text:span text:style-name="T6">INT</text:span><text:span text:style-name="T1">): chiave che indica</text:span></text:p>
            <text:p><text:span text:style-name="T1">il lato di un determinato esagono della mappa.</text:span> Posizione<text:span text:style-name="T1">(</text:span><text:span text:style-name="T6">INT</text:span><text:span text:style-name="T1">): <text:s/>indica la posizione in cui si trova il determinato lat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Lato</text:p>
          </table:table-cell>
          <table:covered-table-cell table:number-columns-repeated="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6">
          <table:table-cell/>
          <table:covered-table-cell table:number-columns-repeated="12" table:style-name="ce22"/>
          <table:table-cell table:number-columns-repeated="1011"/>
        </table:table-row>
        <table:table-row table:style-name="ro37">
          <table:table-cell/>
          <table:table-cell table:style-name="ce21" office:value-type="string" table:number-columns-spanned="3" table:number-rows-spanned="3">
            <text:p>VERTICIESAGON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ei vertici che <text:s/>formano un determinato</text:p>
            <text:p>esagono della mappa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VerticeEsagono<text:span text:style-name="T1">(</text:span><text:span text:style-name="T6">INT</text:span><text:span text:style-name="T1">): chiave che indica</text:span></text:p>
            <text:p><text:span text:style-name="T1">la relazione tra un vertice ed un esagono. </text:span>idVertice<text:span text:style-name="T1">(</text:span><text:span text:style-name="T6">INT</text:span><text:span text:style-name="T1">): chiave che identifica uno dei vertici di un determinative esagono. </text:span>idEsagono<text:span text:style-name="T1">(</text:span><text:span text:style-name="T6">INT</text:span><text:span text:style-name="T1">): chiave che indica l'esagono che possiede il vertice indicat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VerticeEsagono</text:p>
          </table:table-cell>
          <table:covered-table-cell table:number-columns-repeated="2" table:style-name="ce22"/>
          <table:table-cell table:number-columns-repeated="1011"/>
        </table:table-row>
        <table:table-row table:style-name="ro37">
          <table:table-cell/>
          <table:covered-table-cell table:number-columns-repeated="12" table:style-name="ce22"/>
          <table:table-cell table:number-columns-repeated="1011"/>
        </table:table-row>
        <table:table-row table:style-name="ro37">
          <table:table-cell/>
          <table:covered-table-cell table:number-columns-repeated="12" table:style-name="ce22"/>
          <table:table-cell table:number-columns-repeated="1011"/>
        </table:table-row>
        <table:table-row table:style-name="ro37">
          <table:table-cell/>
          <table:table-cell table:style-name="ce21" office:value-type="string" table:number-columns-spanned="3" table:number-rows-spanned="3">
            <text:p>LATIESAGON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ei lati che <text:s/>formano un determinato</text:p>
            <text:p>esagono della mappa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LatoEsagono<text:span text:style-name="T1">(</text:span><text:span text:style-name="T6">INT</text:span><text:span text:style-name="T1">): chiave che indica</text:span></text:p>
            <text:p><text:span text:style-name="T1">la relazione tra un lato ed un esagono. </text:span>IdLato<text:span text:style-name="T1">(</text:span><text:span text:style-name="T6">INT</text:span><text:span text:style-name="T1">): chiave che identifica uno dei lati di un determinato esagono. </text:span>idEsagono<text:span text:style-name="T1">(</text:span><text:span text:style-name="T6">INT</text:span><text:span text:style-name="T1">): chiave che indica l'esagono che possiede il lato indicat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LatoEsagono</text:p>
          </table:table-cell>
          <table:covered-table-cell table:number-columns-repeated="2" table:style-name="ce22"/>
          <table:table-cell table:number-columns-repeated="1011"/>
        </table:table-row>
        <table:table-row table:style-name="ro37">
          <table:table-cell/>
          <table:covered-table-cell table:number-columns-repeated="12" table:style-name="ce22"/>
          <table:table-cell table:number-columns-repeated="1011"/>
        </table:table-row>
        <table:table-row table:style-name="ro37">
          <table:table-cell/>
          <table:covered-table-cell table:number-columns-repeated="12" table:style-name="ce22"/>
          <table:table-cell table:number-columns-repeated="1011"/>
        </table:table-row>
        <table:table-row table:style-name="ro37">
          <table:table-cell/>
          <table:table-cell table:style-name="ce21" office:value-type="string" table:number-columns-spanned="3" table:number-rows-spanned="3">
            <text:p>VERTICILAT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elle relazioni tra i lati ed i vertici</text:p>
            <text:p>della mappa di gioco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VerticeLato<text:span text:style-name="T1">(</text:span><text:span text:style-name="T6">INT</text:span><text:span text:style-name="T1">): chiave che indica</text:span></text:p>
            <text:p><text:span text:style-name="T1">la relazione tra un vertici ed i lati che lo compongono.</text:span> idLato<text:span text:style-name="T1">(</text:span><text:span text:style-name="T6">INT</text:span><text:span text:style-name="T1">): chiave che identifica un lato che è adiacente a un determinato vertice.</text:span> idVertice<text:span text:style-name="T1">(</text:span><text:span text:style-name="T6">INT</text:span><text:span text:style-name="T1">): chiave che indica il vertice che è adiacente a un determinato lato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VerticeLato</text:p>
          </table:table-cell>
          <table:covered-table-cell table:number-columns-repeated="2" table:style-name="ce22"/>
          <table:table-cell table:number-columns-repeated="1011"/>
        </table:table-row>
        <table:table-row table:style-name="ro37">
          <table:table-cell/>
          <table:covered-table-cell table:number-columns-repeated="12" table:style-name="ce22"/>
          <table:table-cell table:number-columns-repeated="1011"/>
        </table:table-row>
        <table:table-row table:style-name="ro37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table-cell table:style-name="ce21" office:value-type="string" table:number-columns-spanned="3" table:number-rows-spanned="3">
            <text:p>STRADESUCCESSIVE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elle strade successive</text:p>
            <text:p>ad una determinata strada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tradaSucc<text:span text:style-name="T1">(</text:span><text:span text:style-name="T6">INT</text:span><text:span text:style-name="T1">): chiave che indica la relazione</text:span></text:p>
            <text:p><text:span text:style-name="T1">tra la strada corrente e quella successiva. </text:span>idStradaCorrente<text:span text:style-name="T1">(</text:span><text:span text:style-name="T6">INT</text:span><text:span text:style-name="T1">): chiave che indica la strada corrente. </text:span>idStradaSuccessiva<text:span text:style-name="T1">(</text:span><text:span text:style-name="T6">INT</text:span><text:span text:style-name="T1">): chiave che indica una strada successiva ad una determinata strada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tradaSucc</text:p>
          </table:table-cell>
          <table:covered-table-cell table:number-columns-repeated="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table-cell table:style-name="ce21" office:value-type="string" table:number-columns-spanned="3" table:number-rows-spanned="3">
            <text:p>STRADEPRECEDENTI</text:p>
          </table:table-cell>
          <table:covered-table-cell table:number-columns-repeated="2" table:style-name="ce22"/>
          <table:table-cell table:style-name="ce23" office:value-type="string" table:number-columns-spanned="3" table:number-rows-spanned="3">
            <text:p>Elenco delle strade precedenti</text:p>
            <text:p>ad una determinata strada</text:p>
          </table:table-cell>
          <table:covered-table-cell table:number-columns-repeated="2" table:style-name="ce22"/>
          <table:table-cell table:style-name="ce24" office:value-type="string" table:number-columns-spanned="3" table:number-rows-spanned="3">
            <text:p>idStradaPrec<text:span text:style-name="T1">(</text:span><text:span text:style-name="T6">INT</text:span><text:span text:style-name="T1">): chiave che indica la relazione</text:span></text:p>
            <text:p><text:span text:style-name="T1">tra la strada corrente e quella precedente. </text:span>idStradaCorrente<text:span text:style-name="T1">(</text:span><text:span text:style-name="T6">INT</text:span><text:span text:style-name="T1">): chiave che indica la strada corrente. </text:span>idStradaPrecedente<text:span text:style-name="T1">(</text:span><text:span text:style-name="T6">INT</text:span><text:span text:style-name="T1">): chiave che indica una strada precedente ad una determinata strada.</text:span></text:p>
          </table:table-cell>
          <table:covered-table-cell table:number-columns-repeated="2" table:style-name="ce22"/>
          <table:table-cell table:style-name="ce25" office:value-type="string" table:number-columns-spanned="3" table:number-rows-spanned="3">
            <text:p>idStradaPrec</text:p>
          </table:table-cell>
          <table:covered-table-cell table:number-columns-repeated="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4">
          <table:table-cell/>
          <table:covered-table-cell table:number-columns-repeated="12" table:style-name="ce22"/>
          <table:table-cell table:number-columns-repeated="1011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OCIAZIONI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number-columns-repeated="6" table:default-cell-style-name="ce1"/>
        <table:table-column table:style-name="co1" table:number-columns-repeated="1010" table:default-cell-style-name="ce1"/>
        <table:table-column table:style-name="co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3" table:number-rows-spanned="3">
            <text:p>RELAZIONI</text:p>
          </table:table-cell>
          <table:covered-table-cell table:number-columns-repeated="2" table:style-name="ce7"/>
          <table:table-cell table:style-name="ce2" office:value-type="string" table:number-columns-spanned="3" table:number-rows-spanned="3">
            <text:p>DESCRIZIONE</text:p>
          </table:table-cell>
          <table:covered-table-cell table:number-columns-repeated="2" table:style-name="ce7"/>
          <table:table-cell table:style-name="ce2" office:value-type="string" table:number-columns-spanned="3" table:number-rows-spanned="3">
            <text:p>COMPONENTI</text:p>
          </table:table-cell>
          <table:covered-table-cell table:number-columns-repeated="2" table:style-name="ce7"/>
          <table:table-cell table:style-name="ce2" office:value-type="string" table:number-columns-spanned="3" table:number-rows-spanned="3">
            <text:p>ATTRIBUTI</text:p>
          </table:table-cell>
          <table:covered-table-cell table:number-columns-repeated="2" table:style-name="ce7"/>
          <table:table-cell table:number-columns-repeated="1011"/>
        </table:table-row>
        <table:table-row table:style-name="ro12">
          <table:table-cell/>
          <table:covered-table-cell table:number-columns-repeated="12" table:style-name="ce7"/>
          <table:table-cell table:number-columns-repeated="1011"/>
        </table:table-row>
        <table:table-row table:style-name="ro13" table:visibility="collapse">
          <table:table-cell/>
          <table:covered-table-cell table:number-columns-repeated="12" table:style-name="ce7"/>
          <table:table-cell table:number-columns-repeated="1011"/>
        </table:table-row>
        <table:table-row table:style-name="ro14" table:visibility="collapse">
          <table:table-cell/>
          <table:table-cell table:style-name="ce3" office:value-type="string" table:number-columns-spanned="3" table:number-rows-spanned="3">
            <text:p>STRADEESAGONI????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Strade posizionate in un</text:p>
            <text:p>determinato esagon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Strade [0…6]<text:span text:style-name="T1">: indica le strade appartenenti a determinati esagoni.</text:span></text:p>
            <text:p>Esagoni[2]<text:span text:style-name="T1">: indica gli esagoni su cui giace una determinata strada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14" table:visibility="collapse">
          <table:table-cell/>
          <table:covered-table-cell table:number-columns-repeated="12" table:style-name="ce7"/>
          <table:table-cell table:number-columns-repeated="1011"/>
        </table:table-row>
        <table:table-row table:style-name="ro14" table:visibility="collapse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GIOCATORI-PARTIT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Elenco dei giocatori</text:p>
            <text:p>di una sessione di gioc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/><text:span text:style-name="T3">Giocatori[*]</text:span>: indica giocatori che stanno partecipando alle partite. <text:span text:style-name="T3">Partite[1..*]</text:span>: indica le partite a cui stanno partecipando i giocatori.</text:p>
          </table:table-cell>
          <table:covered-table-cell table:number-columns-repeated="2" table:style-name="ce7"/>
          <table:table-cell table:style-name="ce3" office:value-type="string" table:number-columns-spanned="3" table:number-rows-spanned="3">
            <text:p>Colore, Nickname</text:p>
          </table:table-cell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15">
          <table:table-cell/>
          <table:table-cell table:style-name="ce3" office:value-type="string" table:number-columns-spanned="3" table:number-rows-spanned="3">
            <text:p>TURNI-CITTÀCOLONI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Possedimenti presenti</text:p>
            <text:p>in un determinato turn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Turni[1..*]<text:span text:style-name="T1">: <text:s/>indica in quali turni è esistita una determinata colonia/città. </text:span>CittàColonie[*]<text:span text:style-name="T1">: indica quali colonie/città ci sono in un determinato turno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15">
          <table:table-cell/>
          <table:covered-table-cell table:number-columns-repeated="12" table:style-name="ce7"/>
          <table:table-cell table:number-columns-repeated="1011"/>
        </table:table-row>
        <table:table-row table:style-name="ro15">
          <table:table-cell/>
          <table:covered-table-cell table:number-columns-repeated="12" table:style-name="ce7"/>
          <table:table-cell table:number-columns-repeated="1011"/>
        </table:table-row>
        <table:table-row table:style-name="ro16">
          <table:table-cell/>
          <table:table-cell table:style-name="ce3" office:value-type="string" table:number-columns-spanned="3" table:number-rows-spanned="3">
            <text:p>STRADE-TURN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Strade costruite in un</text:p>
            <text:p>determinato turn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Turni[1..*]<text:span text:style-name="T1">: <text:s/>indica in quali turni è esistita una determinata strada. </text:span>Strade[*]<text:span text:style-name="T1">: indica quali strade ci sono in un determinato turno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16">
          <table:table-cell/>
          <table:covered-table-cell table:number-columns-repeated="12" table:style-name="ce7"/>
          <table:table-cell table:number-columns-repeated="1011"/>
        </table:table-row>
        <table:table-row table:style-name="ro16">
          <table:table-cell/>
          <table:covered-table-cell table:number-columns-repeated="12" table:style-name="ce7"/>
          <table:table-cell table:number-columns-repeated="1011"/>
        </table:table-row>
        <table:table-row table:style-name="ro16">
          <table:table-cell/>
          <table:table-cell table:style-name="ce3" office:value-type="string" table:number-columns-spanned="3" table:number-rows-spanned="3">
            <text:p>SCAMBI-CARTERISORSADAT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Carte di tipo "Risorsa" date</text:p>
            <text:p>da un giocatore in uno scambi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CarteRisorsa[1..*]<text:span text:style-name="T1">: indica quante carte sono state ricevute durante lo scambio.</text:span> Scambi[0..*]<text:span text:style-name="T1">: <text:s/>indica in quale scambio è avvenuta la transizione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16">
          <table:table-cell/>
          <table:covered-table-cell table:number-columns-repeated="12" table:style-name="ce7"/>
          <table:table-cell table:number-columns-repeated="1011"/>
        </table:table-row>
        <table:table-row table:style-name="ro1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SCAMBI-CARTERISORSARICEVUT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Carte di tipo "Risorsa" ricevute</text:p>
            <text:p>da un giocatore in uno scambi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CarteRisorsa[1..*]<text:span text:style-name="T1">: indica quante carte sono state ricevute durante lo scambio. </text:span>Scambi[0..*]<text:span text:style-name="T1">: <text:s/>indica in quale scambio è avvenuta la transizione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4" office:value-type="string" table:number-columns-spanned="3" table:number-rows-spanned="3">
            <text:p/>
            <text:p>GIOCATORI-SCAMBIGIOCATORI</text:p>
            <text:p/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Tipo di scambio effettuato</text:p>
            <text:p>tra due giocatori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Giocatore[1]<text:span text:style-name="T1">: indica quale giocatore è coinvolto in uno scambio. </text:span>ScambioGiocatori[1]<text:span text:style-name="T1">: indica in quale scambio è stato coinvolto un giocatore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16">
          <table:table-cell/>
          <table:table-cell table:style-name="ce4" office:value-type="string" table:number-columns-spanned="3" table:number-rows-spanned="3">
            <text:p>CARTE-TURNI</text:p>
            <text:p/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Carte presenti nel gioco in</text:p>
            <text:p>un determinato turn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Turni[1..*]<text:span text:style-name="T1">: indica in quali turni è esistita una determinata carta.</text:span></text:p>
            <text:p>Carte[*]<text:span text:style-name="T1">: indica quali carte esistono in un determinato turno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16">
          <table:table-cell/>
          <table:covered-table-cell table:number-columns-repeated="12" table:style-name="ce7"/>
          <table:table-cell table:number-columns-repeated="1011"/>
        </table:table-row>
        <table:table-row table:style-name="ro1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TURNI-PARTITE</text:p>
          </table:table-cell>
          <table:covered-table-cell table:number-columns-repeated="2" table:style-name="ce7"/>
          <table:table-cell table:style-name="ce3" office:value-type="string" table:number-columns-spanned="3" table:number-rows-spanned="3">
            <text:p>Turni appartenenti ad una partita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Partite[1]<text:span text:style-name="T1">: indica la partita a cui appartengono i turni.</text:span></text:p>
            <text:p>Turni[1..*]<text:span text:style-name="T1">: indica i turni a cui appartengono a una partita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STRADE-CITTÀCOLONIEPRECEDENT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Numero di strade precedenti collegate</text:p>
            <text:p>ad una colonia/città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CittàColonie[0..1]<text:span text:style-name="T1">: indica la colonia/città precedente a una strada.</text:span></text:p>
            <text:p>Strade[*]<text:span text:style-name="T1">: indica la strada che ha una colonia/città precedente a essa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LANCIDADI-TURN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Lanci di dadi effettuati in un</text:p>
            <text:p>determinato turn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Turni[1]<text:span text:style-name="T1">: indica il turno in cui è effettuato il lancio.</text:span></text:p>
            <text:p>LanciDadi[0..1]<text:span text:style-name="T1">: quale lancio di dadi è stato effettuato in un determinato turno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TURNI-GIOCATOR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Turni effettuati da un</text:p>
            <text:p>determinato giocatore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Giocatori[1]<text:span text:style-name="T1">: indica a quale giocatore appartiene il turno.</text:span></text:p>
            <text:p>Turni[*]<text:span text:style-name="T1">: indica i turni effettuati dal giocatore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TURNI-BRIGANTE</text:p>
          </table:table-cell>
          <table:covered-table-cell table:number-columns-repeated="2" table:style-name="ce7"/>
          <table:table-cell table:style-name="ce3" office:value-type="string" table:number-columns-spanned="3" table:number-rows-spanned="3">
            <text:p>Turni in cui è presente il brigante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Brigante[0..1]<text:span text:style-name="T1">: indica il brigante in un determinato turno.</text:span></text:p>
            <text:p>Turni[1]<text:span text:style-name="T1">: indica il turno di gioco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ESAGONI-BRIGANT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Esagono su cui giace il brigante</text:p>
            <text:p>nelle partite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Brigante[0..1]<text:span text:style-name="T1">: indica qual è il brigante coinvolto nella relazione.</text:span></text:p>
            <text:p>Esagoni[1]<text:span text:style-name="T1">: indica su quale esagono si trova il brigante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ESAGONI-PARTITE</text:p>
          </table:table-cell>
          <table:covered-table-cell table:number-columns-repeated="2" table:style-name="ce7"/>
          <table:table-cell table:style-name="ce3" office:value-type="string" table:number-columns-spanned="3" table:number-rows-spanned="3">
            <text:p>Esagoni presenti nelle partite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Esagoni[*]<text:span text:style-name="T1">: indica quali esagoni appartengono a una partita.</text:span></text:p>
            <text:p>Partite[1]<text:span text:style-name="T1">: indica qual è la partita che ha gli esagoni coinvolti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SCAMBI-TURN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Scambi effettuati in</text:p>
            <text:p>determinati turni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Scambi[*]<text:span text:style-name="T1">: indica quali scambi sono stati effettuati in un turno.</text:span></text:p>
            <text:p>Turni[1]<text:span text:style-name="T1">: indica qual è il turno in cui è stato fatto lo scambio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SCAMBIPORTO-ESAGONIPORT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Scambio effettuato nel porto</text:p>
            <text:p>di un determinato esagon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ScambioPorto[1]<text:span text:style-name="T1">: indica qual è lo scambio porto coinvolto nella relazione.</text:span></text:p>
            <text:p>EsagoniPorto[1]<text:span text:style-name="T1">: indica qual è l'esagono porto che è stato coinvolto nello scambio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16">
          <table:table-cell/>
          <table:table-cell table:style-name="ce8" office:value-type="string" table:number-columns-spanned="3" table:number-rows-spanned="3">
            <text:p>AggiornataACittà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Turno in cui è stato effettuato l'aggiornament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Turni[0..1]<text:span text:style-name="T1">: indica il turno in cui viene</text:span></text:p>
            <text:p><text:span text:style-name="T1">aggiornata la città.</text:span></text:p>
            <text:p>CittàColonie[1]<text:span text:style-name="T1">: indica qual è la colonia aggiornata a città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16">
          <table:table-cell/>
          <table:covered-table-cell table:number-columns-repeated="12" table:style-name="ce7"/>
          <table:table-cell table:number-columns-repeated="1011"/>
        </table:table-row>
        <table:table-row table:style-name="ro1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GIOCATORI-CART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le carte appartenenti ad</text:p>
            <text:p>un determinato giocatore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Giocatori[1]<text:span text:style-name="T1">: indica il giocatore che possiede le carte.</text:span></text:p>
            <text:p>Carte[*]<text:span text:style-name="T1">: indica le carte possedute da un giocatore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LATI-STRAD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Lato su cui è piazzata una strada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Lati[1]<text:span text:style-name="T1">: indica il lato su cui giace la</text:span></text:p>
            <text:p><text:span text:style-name="T1">strada. </text:span>Strade[0..1]<text:span text:style-name="T1">: la strada che è piazzata sul lato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VERTICI-CITTACOLONI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Vertice su cui è piazzata una colonia/città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Vertici[1]<text:span text:style-name="T1">: indica il vertice su cui giace</text:span></text:p>
            <text:p><text:span text:style-name="T1">la colonia/città. </text:span>CittàColonie[0..1]<text:span text:style-name="T1">: indica la colonia/città che giace sul vertice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STRADEPRECEDENT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le strade precedenti ad una</text:p>
            <text:p>determinata strada</text:p>
          </table:table-cell>
          <table:covered-table-cell table:number-columns-repeated="2" table:style-name="ce7"/>
          <table:table-cell table:style-name="ce6" office:value-type="string" table:number-columns-spanned="3" table:number-rows-spanned="3">
            <text:p>Strade[*]<text:span text:style-name="T1">: <text:s/></text:span>Strade[*]<text:span text:style-name="T1">: 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 table:visibility="collapse">
          <table:table-cell/>
          <table:table-cell table:style-name="ce3" office:value-type="string" table:number-columns-spanned="3" table:number-rows-spanned="3">
            <text:p>ESAGONIVERTIC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i vertici che formano determinati</text:p>
            <text:p>esagoni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Esagoni[3]<text:span text:style-name="T1">: indica quanti esagoni possono</text:span></text:p>
            <text:p><text:span text:style-name="T1">avere in comune uno stesso vertice. </text:span>Vertici[2..6]<text:span text:style-name="T1">: indica quanti vertici</text:span></text:p>
            <text:p><text:span text:style-name="T1">può avere un esagono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 table:visibility="collapse">
          <table:table-cell/>
          <table:covered-table-cell table:number-columns-repeated="12" table:style-name="ce7"/>
          <table:table-cell table:number-columns-repeated="1011"/>
        </table:table-row>
        <table:table-row table:style-name="ro6" table:visibility="collapse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ESAGONI-LAT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I lati di un esagono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Lati[*]<text:span text:style-name="T1">: indica i lati di un esagono .</text:span></text:p>
            <text:p>Esagoni[*]<text:span text:style-name="T1">: indica l'esagono che ha i lati coinvolti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VERTICI-LAT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Vertici adiacenti a determinati lati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Lati[*]<text:span text:style-name="T1">: lati adiacenti a un vertice.</text:span> Vertici[*]<text:span text:style-name="T1">: vertice che ha I lati coinvolti nella relazione adiacenti a esso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STRADE-CITTACOLONIESUCCESSIV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Numero di strade successive collegate</text:p>
            <text:p>ad una colonia/città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CittàColonie[0..1]<text:span text:style-name="T1">: indica la colonia/città successiva a una strada.</text:span></text:p>
            <text:p>Strade[*]<text:span text:style-name="T1">: indica le strade che hanno una colonia/città successive a esse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STRADESUCCESSIV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le strade precedenti/successive ad una</text:p>
            <text:p>determinata strada</text:p>
          </table:table-cell>
          <table:covered-table-cell table:number-columns-repeated="2" table:style-name="ce7"/>
          <table:table-cell table:style-name="ce5" office:value-type="string" table:number-columns-spanned="3" table:number-rows-spanned="3">
            <text:p>Strade[*]<text:span text:style-name="T1">: strada corrente coinvolta nella relazione. </text:span>Strade[*]<text:span text:style-name="T1">: strade successive alla strada corrente .</text:span></text:p>
          </table:table-cell>
          <table:covered-table-cell table:number-columns-repeated="2" table:style-name="ce7"/>
          <table:table-cell table:style-name="ce9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table-cell table:style-name="ce3" office:value-type="string" table:number-columns-spanned="3" table:number-rows-spanned="3">
            <text:p>ESAGONI-VERTIC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la relazione tra i vertici e gli esagoni</text:p>
            <text:p>che compongono la mappa di gioc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Esagoni[*]</text:span>: indica gli esagoni che contengono determinati vertici. </text:p>
            <text:p><text:span text:style-name="T3">Vertici[*]</text:span>: indica i vertici che compongono determinati esagoni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6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ESAGONI-ESAGONITERREN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EsagoniTerreno è una specializzazione di Esagon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Esagoni[1]</text:span>:indica la classe generale <text:span text:style-name="T3">EsagoniTerreno[0..1]</text:span>: indica la classe specializzata. 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ESAGONI-ESAGONIMAR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EsagoniMare è una specializzazione di Esagon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Esagoni[1]</text:span>: indica la classe generale</text:p>
            <text:p>la mappa di gioco.<text:span text:style-name="T3"> </text:span></text:p>
            <text:p><text:span text:style-name="T3">EsagoniMare[0..1]</text:span>: indica la classe specializzata 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ESAGONIMARE-ESAGONIPORT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EsagoniPorto è una specializzazione di EsagoniMar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EsagoniMare[1]</text:span>: indica la classe generale</text:p>
            <text:p><text:s/><text:span text:style-name="T3">EsagoniPorto[0..1]</text:span>:indica la classe specializzata 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ESAGONIMARE-ESAGONIMAREAPERT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EsagoniMareAperto è una </text:p>
            <text:p>Specializzazione di EsagoniMar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EsagoniMare[1]</text:span>: indica la classe generale</text:p>
            <text:p><text:s/><text:span text:style-name="T3">EsagoniMareAperto[0..1]</text:span>: indica la classe specializzata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SCAMBI-SCAMBIPORT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ScambiPorto è una specializzazione</text:p>
            <text:p>di Scamb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Scambi[1]</text:span>: indica la classe generale <text:span text:style-name="T3">ScambiPorto[0..1]</text:span>:indica la classe specializzata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SCAMBI-SCAMBIGIOC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ScambiGioco è una specializzazione</text:p>
            <text:p>di Scamb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Scambi[1]</text:span>: indica la classe generale <text:span text:style-name="T3">ScambiGioco[0..1]</text:span>: indica la classe specializzata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SCAMBI-SCAMBIGIOCATOR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ScambiGiocatore è una tipologia</text:p>
            <text:p>di Scambi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Scambi[1]</text:span>: indica la classe generale <text:span text:style-name="T3">ScambiGiocatore[0..1]</text:span>: indica la classe specializzata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CARTE-CARTESVILUPP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CarteSviluppo è una specializzazione</text:p>
            <text:p>di Cart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Carte[1]</text:span>: indica la classe generale <text:span text:style-name="T3">CarteSviluppo[0..1]</text:span>: indica la classe specializzata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CARTE-CARTERISORSA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CarteRisorsa è una specializzazione</text:p>
            <text:p>di Cart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Carte[1]</text:span>: indica la classe generale <text:span text:style-name="T3">CarteRisorsa[0..1]</text:span>: indica la classe specializzata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CARTESVILUPPO-CARTEPROGRESS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CarteProgresso è una specializzazione</text:p>
            <text:p>di CarteSvilupp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CarteSviluppo[1]</text:span>: indica la classe generale. </text:p>
            <text:p><text:span text:style-name="T3">CarteProgresso[0..1]</text:span>: indica la classe specializzata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CARTESVILUPPO-CARTEPUNTOVITTORIA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CartePuntoVittoria è una </text:p>
            <text:p>specializzazione di CarteSvilupp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CarteSviluppo[1]</text:span>: indica la classe generale</text:p>
            <text:p><text:s/><text:span text:style-name="T3">CartePuntoVittoria[0..1]</text:span>: indica la classe specializzata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table-cell table:style-name="ce3" office:value-type="string" table:number-columns-spanned="3" table:number-rows-spanned="3">
            <text:p>CARTESVILUPPO-CARTECAVALIERE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Indica che CarteCavaliere è una specializzazione</text:p>
            <text:p>di CarteSviluppo</text:p>
          </table:table-cell>
          <table:covered-table-cell table:number-columns-repeated="2" table:style-name="ce7"/>
          <table:table-cell table:style-name="ce4" office:value-type="string" table:number-columns-spanned="3" table:number-rows-spanned="3">
            <text:p><text:span text:style-name="T3">CarteSviluppo[1]</text:span>: indica la classe generale</text:p>
            <text:p><text:s/><text:span text:style-name="T3">CarteCavaliere[0..1]</text:span>: indica la classe specializzata</text:p>
          </table:table-cell>
          <table:covered-table-cell table:number-columns-repeated="2" table:style-name="ce7"/>
          <table:table-cell table:style-name="ce3" table:number-columns-spanned="3" table:number-rows-spanned="3"/>
          <table:covered-table-cell table:number-columns-repeated="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4">
          <table:table-cell/>
          <table:covered-table-cell table:number-columns-repeated="12" table:style-name="ce7"/>
          <table:table-cell table:number-columns-repeated="1011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NCOLI" table:style-name="ta1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visibility="collapse" table:default-cell-style-name="ce1"/>
        <table:table-column table:style-name="co18" table:default-cell-style-name="ce1"/>
        <table:table-column table:style-name="co19" table:visibility="collapse" table:default-cell-style-name="ce1"/>
        <table:table-column table:style-name="co1" table:number-columns-repeated="3" table:default-cell-style-name="ce1"/>
        <table:table-column table:style-name="co11" table:visibility="collapse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1010" table:default-cell-style-name="ce1"/>
        <table:table-column table:style-name="co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table:number-columns-spanned="3" table:number-rows-spanned="2">
            <text:p>NOME VINCOLO</text:p>
          </table:table-cell>
          <table:covered-table-cell table:number-columns-repeated="2" table:style-name="ce16"/>
          <table:table-cell table:style-name="ce15" office:value-type="string" table:number-columns-spanned="9" table:number-rows-spanned="2">
            <text:p>DESCRIZIONE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PartiteGiocator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a partita può avere solo 4 giocator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ColonieGiocatore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Quando viene costruita una colonia bisogna sottrarre</text:p>
            <text:p>al giocatore proprietario 1 argilla + 1 legno + 1 lana + 1 grano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CittaGiocator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Quando viene costruita una città bisogna sottrarre </text:p>
            <text:p>al giocatore proprietario 2 grani + 3 mineral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StradeGiocator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Quando viene costruita una strada bisogna sottrarre in quel </text:p>
            <text:p>turno al giocatore <text:s/>1 argilla + 1 legno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Turni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Quando viene aggiunto un nuovo turno di un giocatore tutti gli elementi presenti nel turno precedente <text:s/>dello stesso giocatore vengono copiati in questo turno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TurniRisorse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Bisogna assegnare le risorse ai giocatori che hanno cittàColonie adiacenti agli esagoniTerreni quando la somma del lancio dei dadi è il numero dell'esagono: 1 risorsa corrispondente dell'esagonoTerreno se è una colonia e se non c'è il brigante sull'esagono o 2 risorse corrispondente dell'esagonoTerreno se è una città e se non c'è il brigante sull'esagono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ScambioPorto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 giocatore può effettuare uno scambioporto solo </text:p>
            <text:p>se ha una cittàcolonia su di esso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CarteSviluppo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Quando viene pescata una carta bisogna sottrarre</text:p>
            <text:p>in quel turno al giocatore 1 grano + 1 lana + 1 minerale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CancellaPartita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Se si cancella una partita, tutti i dati associati ad essa devono essere cancellati</text:p>
          </table:table-cell>
          <table:covered-table-cell table:number-columns-repeated="8" table:style-name="ce16"/>
          <table:table-cell table:number-columns-repeated="1011"/>
        </table:table-row>
        <table:table-row table:style-name="ro43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44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TipoCarteRisorsa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<text:span text:style-name="T4">Il tipo di una carta risorsa può essere: o </text:span></text:p>
            <text:p><text:span text:style-name="T4">"grano" o "argilla" o "minerale" o "legno" o "lana"</text:span>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LanciDad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<text:span text:style-name="T4">I valori dei dadi lanciati sono compresi tra uno e sei</text:span>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Giocator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L'età dei giocatore deve essere maggiore o uguale a dieci ann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EsagonoTerreno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Un esagono terreno può essere di tipo: "campo" o "montagna" o "foresta" o</text:p>
            <text:p>"pascolo" o "deserto"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EsagonoPortoSpec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I tipi di specializzazioni di un porto devono essere: o "Grano" o "Argilla" o</text:p>
            <text:p>"Minerale" o "legno" o "lana" o “ InputUtente”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ColoreGiocator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Il colore di un giocatore deve essere: o "bianco" o "blu" o "rosso" o "arancione"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PosizioneEsagono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Il numero che indica la posizione di un esagono </text:p>
            <text:p>deve essere compreso tra zero e trantase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MappaDefault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All'aggiunta di una nuova partita si crea una mappa di gioco predefinita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BriganteEsagono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Il brigante si deve trovare su un esagono terreno</text:p>
            <text:p/>
          </table:table-cell>
          <table:covered-table-cell table:number-columns-repeated="8" table:style-name="ce16"/>
          <table:table-cell table:number-columns-repeated="1011"/>
        </table:table-row>
        <table:table-row table:style-name="ro43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BriganteRisorsa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Se su di un esagono terreno è piazzato il brigante, esso non produrrà niente</text:p>
          </table:table-cell>
          <table:covered-table-cell table:number-columns-repeated="8" table:style-name="ce16"/>
          <table:table-cell table:number-columns-repeated="1011"/>
        </table:table-row>
        <table:table-row table:style-name="ro45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ScambioGiocator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Al termine di uno scambio, le carte risorse </text:p>
            <text:p>coinvolte devono cambiare il proprietario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46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EliminaTurno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Quando un turno viene eliminato anche gli elementi </text:p>
            <text:p>associati a esso devono essere eliminat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46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AssegnaPunto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<text:s/>Ai giocatori verrano assegnati i punti in questo modo: 1 punto per ogni colonia posseduta,</text:p>
            <text:p><text:s text:c="2"/>2 per ogni città posseduta, 1 punto per ogni carta punto vittoria posseduta,</text:p>
            <text:p><text:s text:c="2"/>2 punti per chi ha giocato più carte cavaliere , almeno 3,</text:p>
            <text:p><text:s text:c="2"/>2 punti per chi ha costruito la strada più lunga, almeno 5 segmenti consecutiv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46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CostruzioneColonia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Una Colonia può essere costruita solo su un vertice che sia associato almeno a un esagono</text:p>
            <text:p><text:s text:c="2"/>terreno.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BriganteCavaliere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Quando viene giocata una carta cavaliere il giocatore può spostare il brigante su</text:p>
            <text:p><text:s text:c="2"/>un'altro esagono terreno e può rubare una risorsa da un giocatore che abbia piazzato una colonia o</text:p>
            <text:p><text:s text:c="2"/>città sul nuovo esagono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BriganteDadi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Se la somma dei dadi è uguale a sette il giocatore che li ha lanciati può spostare il brigante su</text:p>
            <text:p><text:s text:c="2"/>un'altro esagono terreno e può rubare una risorsa da un giocatore che abbia piazzato una colonia o</text:p>
            <text:p><text:s text:c="2"/>città sul nuovo esagono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47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DadiGiocatore</text:p>
          </table:table-cell>
          <table:covered-table-cell table:number-columns-repeated="2" table:style-name="ce16"/>
          <table:table-cell table:style-name="ce26" office:value-type="string" table:number-columns-spanned="9" table:number-rows-spanned="3">
            <text:p>Se la somma dei dadi è uguale a sette allora i giocatori che possiedono più di sette carte ne</text:p>
            <text:p><text:s text:c="2"/>devono scartare la metà per difetto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43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StradeSuccessiv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a strada può avere al massimo 2 strade successive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46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StradePrecedent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a strada può avere al massimo 2 strade precedent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CittaColonieStradeSuc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a cittàColonia può essere successiva al massimo a 3 strade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CittaColonieStradePrec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a cittàColonia può essere precedente al massimo a 3 strade</text:p>
          </table:table-cell>
          <table:covered-table-cell table:number-columns-repeated="8" table:style-name="ce16"/>
          <table:table-cell table:number-columns-repeated="1011"/>
        </table:table-row>
        <table:table-row table:style-name="ro43">
          <table:table-cell/>
          <table:covered-table-cell table:number-columns-repeated="12" table:style-name="ce16"/>
          <table:table-cell table:number-columns-repeated="1011"/>
        </table:table-row>
        <table:table-row table:style-name="ro46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EsagoniPartita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Gli esagoni di una partita devono essere 37</text:p>
          </table:table-cell>
          <table:covered-table-cell table:number-columns-repeated="8" table:style-name="ce16"/>
          <table:table-cell table:number-columns-repeated="1011"/>
        </table:table-row>
        <table:table-row table:style-name="ro47">
          <table:table-cell/>
          <table:covered-table-cell table:number-columns-repeated="12" table:style-name="ce16"/>
          <table:table-cell table:number-columns-repeated="1011"/>
        </table:table-row>
        <table:table-row table:style-name="ro1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VerticiLat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 vertice può essere adiacente a 2 o 3 lat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46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LatiVertic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 lato può essere adiacente solo a due vertic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4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EsagoniVertic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 esagono deve avere 6 vertic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table-cell table:style-name="ce17" office:value-type="string" table:number-columns-spanned="3" table:number-rows-spanned="3">
            <text:p>VincoloEsagoniLat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 esagono deve avere 6 lati</text:p>
          </table:table-cell>
          <table:covered-table-cell table:number-columns-repeated="8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4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7" office:value-type="string" table:number-columns-spanned="3" table:number-rows-spanned="3">
            <text:p>VincoloCart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a carta può essere o di tipo “Sviluppo” o di tipo “Risorsa”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7" office:value-type="string" table:number-columns-spanned="3" table:number-rows-spanned="3">
            <text:p>VincoloCarteSviluppo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a carta sviluppo può essere o di tipo "progresso" o </text:p>
            <text:p>di tipo "punto vittoria" o di tipo "cavaliere"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7" office:value-type="string" table:number-columns-spanned="3" table:number-rows-spanned="3">
            <text:p>VincoloScambi 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o scambio può essere o di tipo "Porto" o di tipo "Gioco" o di tipo "Giocatore"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7" office:value-type="string" table:number-columns-spanned="3" table:number-rows-spanned="3">
            <text:p>VincoloEsagoni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 esagono può essere o di tipo "Terreno" o di tipo "Mare"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7" office:value-type="string" table:number-columns-spanned="3" table:number-rows-spanned="3">
            <text:p>VincoloEsagoniMar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Un esagono mare può essere o di tipo "Porto" o di tipo "Mare Aperto"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8" office:value-type="string" table:number-columns-spanned="3" table:number-rows-spanned="3">
            <text:p>VincoloEsagoniNumero</text:p>
          </table:table-cell>
          <table:covered-table-cell table:number-columns-repeated="2" table:style-name="ce16"/>
          <table:table-cell table:style-name="ce27" office:value-type="string" table:number-columns-spanned="9" table:number-rows-spanned="3">
            <text:p><text:span text:style-name="T4">Un esagono ha un numero corrispondente che va da uno a dodici escludendo il sette. </text:span></text:p>
            <text:p><text:span text:style-name="T4">Un esagono di tipo "Deserto" non ha un numero assegnato.</text:span>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9" office:value-type="string" table:number-columns-spanned="3" table:number-rows-spanned="3">
            <text:p>VincoloRapportoScambio</text:p>
          </table:table-cell>
          <table:covered-table-cell table:number-columns-repeated="2" table:style-name="ce16"/>
          <table:table-cell table:style-name="ce19" office:value-type="string" table:number-columns-spanned="9" table:number-rows-spanned="3">
            <text:p>Il rapporto di uno scambio può essere o di 2 o di 3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9" office:value-type="string" table:number-columns-spanned="3" table:number-rows-spanned="3">
            <text:p>VincoloGiroUnicita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Nella tabella Turni la tupla(Giro, idGiocatore, IdPartita) è unica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9" office:value-type="string" table:number-columns-spanned="3" table:number-rows-spanned="3">
            <text:p>VincoloUnicitaColor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Nella tabella GiocatoriPartite la tupla (idPartita, Colore) è unica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9" office:value-type="string" table:number-columns-spanned="3" table:number-rows-spanned="3">
            <text:p>VincoloUnicitaNicknam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Nella tabella GiocatoriPartite la tupla (idPartita, Nickname) è unica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46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9" office:value-type="string" table:number-columns-spanned="3" table:number-rows-spanned="3">
            <text:p>VincoloUnicitaGiocator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Nella tabella GiocatoriPartite la tupla (idPartita, idGiocatore) è unica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46" table:visibility="collapse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9" office:value-type="string" table:number-columns-spanned="3" table:number-rows-spanned="3">
            <text:p>VincoloUnicita-</text:p>
            <text:p>VerticeCittaColonia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Nella tabella CittaColonie i valori della colonna idVertice sono unici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9" office:value-type="string" table:number-columns-spanned="3" table:number-rows-spanned="3">
            <text:p>VincoloUnicitaLatoStrad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Nella tabella Strade i valori della colonna idLato sono unici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19" office:value-type="string" table:number-columns-spanned="3" table:number-rows-spanned="3">
            <text:p>VincoloUnicitaBrigante</text:p>
          </table:table-cell>
          <table:covered-table-cell table:number-columns-repeated="2" table:style-name="ce16"/>
          <table:table-cell table:style-name="ce17" office:value-type="string" table:number-columns-spanned="9" table:number-rows-spanned="3">
            <text:p>Nella tabella Brigante i valori della colonna idTurno sono unici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table-cell table:style-name="ce20" office:value-type="string" table:number-columns-spanned="3" table:number-rows-spanned="3">
            <text:p>VincoloPosizioneColonia</text:p>
          </table:table-cell>
          <table:covered-table-cell table:number-columns-repeated="2" table:style-name="ce16"/>
          <table:table-cell table:style-name="ce20" office:value-type="string" table:number-columns-spanned="9" table:number-rows-spanned="3">
            <text:p>Una Colonia può essere costruita su un vertice di un esagono solo </text:p>
            <text:p>se le altre colonie o città distano di un vertice di spazio </text:p>
          </table:table-cell>
          <table:covered-table-cell table:number-columns-repeated="8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>
          <table:table-cell/>
          <table:covered-table-cell table:number-columns-repeated="12" table:style-name="ce16"/>
          <table:table-cell table:number-columns-repeated="1011"/>
        </table:table-row>
        <table:table-row table:style-name="ro1" table:number-rows-repeated="24">
          <table:table-cell table:number-columns-repeated="1024"/>
        </table:table-row>
        <table:table-row table:style-name="ro1" table:visibility="collapse" table:number-rows-repeated="12">
          <table:table-cell table:number-columns-repeated="1024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2/09/2019</text:date>, <text:time>21:29: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9-02T21:29:30.84</dc:date>
    <meta:editing-cycles>12</meta:editing-cycles>
    <meta:editing-duration>PT3H38M52S</meta:editing-duration>
    <meta:print-date>2019-09-02T21:24:39.59</meta:print-date>
    <meta:document-statistic meta:table-count="3" meta:cell-count="387" meta:object-count="0"/>
  </office:meta>
</office:document-meta>
</file>